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64db" officeooo:paragraph-rsid="001364db"/>
    </style:style>
    <style:style style:name="P2" style:family="paragraph" style:parent-style-name="Standard" style:list-style-name="L1">
      <style:text-properties officeooo:rsid="001364db" officeooo:paragraph-rsid="001364db"/>
    </style:style>
    <style:style style:name="P3" style:family="paragraph" style:parent-style-name="Standard">
      <style:text-properties fo:font-size="15pt" officeooo:rsid="001364db" officeooo:paragraph-rsid="001364db" style:font-size-asian="15pt" style:font-size-complex="15pt"/>
    </style:style>
    <style:style style:name="P4" style:family="paragraph" style:parent-style-name="Standard" style:list-style-name="L1">
      <style:text-properties officeooo:rsid="0013fff7" officeooo:paragraph-rsid="0013fff7"/>
    </style:style>
    <style:style style:name="P5" style:family="paragraph" style:parent-style-name="Standard" style:list-style-name="L1">
      <style:text-properties officeooo:rsid="00142eda" officeooo:paragraph-rsid="00142eda"/>
    </style:style>
    <style:style style:name="P6" style:family="paragraph" style:parent-style-name="Standard" style:list-style-name="L1">
      <style:text-properties officeooo:rsid="00146dd4" officeooo:paragraph-rsid="00146dd4"/>
    </style:style>
    <style:style style:name="T1" style:family="text">
      <style:text-properties officeooo:rsid="00142eda"/>
    </style:style>
    <style:style style:name="T2" style:family="text">
      <style:text-properties officeooo:rsid="00146dd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G 10/31</text:p>
      <text:p text:style-name="P3">Australian Aboriginals</text:p>
      <text:p text:style-name="P1"/>
      <text:list text:style-name="L1">
        <text:list-item>
          <text:p text:style-name="P2">Northern tropics have a lot of diversity</text:p>
          <text:list>
            <text:list-item>
              <text:p text:style-name="P2">may have been settled multiple times (dingo only came 1k/15k years ago)</text:p>
            </text:list-item>
            <text:list-item>
              <text:p text:style-name="P2">upwards of 15 families in the north, and one spread down south</text:p>
            </text:list-item>
          </text:list>
        </text:list-item>
        <text:list-item>
          <text:p text:style-name="P2">Largest aboriginal language has only 7000 speakers</text:p>
        </text:list-item>
        <text:list-item>
          <text:p text:style-name="P2">Hunter gatherers, no agriculture</text:p>
        </text:list-item>
        <text:list-item>
          <text:p text:style-name="P2">Kinship is dominant organizing feature</text:p>
        </text:list-item>
        <text:list-item>
          <text:p text:style-name="P2">many tribes have four sections, and you can only marry to another set section</text:p>
          <text:list>
            <text:list-item>
              <text:p text:style-name="P2">The children would be of a distinct section from their parents</text:p>
            </text:list-item>
            <text:list-item>
              <text:p text:style-name="P4">People use language to distinguish which section they’re in (ex remove last vowel)</text:p>
            </text:list-item>
            <text:list-item>
              <text:p text:style-name="P4">This is a form of language engineering</text:p>
            </text:list-item>
          </text:list>
        </text:list-item>
        <text:list-item>
          <text:p text:style-name="P4">Often the son-in-law is not allowed to speak to the mother-in-law</text:p>
        </text:list-item>
        <text:list-item>
          <text:p text:style-name="P4">Death taboo—the names of the dead as well as <text:span text:style-name="T1">words that sound like their name cannot be spoken</text:span></text:p>
          <text:list>
            <text:list-item>
              <text:p text:style-name="P5">Sometimes words can be invented to replace the words if there are no synonyms</text:p>
            </text:list-item>
          </text:list>
        </text:list-item>
        <text:list-item>
          <text:p text:style-name="P5">Some tribes have secret languages that are only used by men (learned as they come of age)</text:p>
          <text:list>
            <text:list-item>
              <text:p text:style-name="P5">Also mostly based on small variations in language, although not all words are similar</text:p>
            </text:list-item>
          </text:list>
        </text:list-item>
        <text:list-item>
          <text:p text:style-name="P5">There are many requirements for silence in Australia</text:p>
          <text:list>
            <text:list-item>
              <text:p text:style-name="P5">Sign language developed</text:p>
            </text:list-item>
            <text:list-item>
              <text:p text:style-name="P5">used sometimes during women’s mourning periods, men’s initiation ceremonies, etc</text:p>
            </text:list-item>
          </text:list>
        </text:list-item>
        <text:list-item>
          <text:p text:style-name="P5">Sign languages</text:p>
          <text:list>
            <text:list-item>
              <text:p text:style-name="P5">NOT a conversion to another language-- they are stand alone languages</text:p>
            </text:list-item>
            <text:list-item>
              <text:p text:style-name="P5">Use iconic signs, the signs look like/imitate <text:span text:style-name="T2">the meaning of the sign (most of the time, not a rule)</text:span></text:p>
            </text:list-item>
            <text:list-item>
              <text:p text:style-name="P5"><text:s/><text:span text:style-name="T2">Just as complicated and rich as spoken languages</text:span></text:p>
            </text:list-item>
            <text:list-item>
              <text:p text:style-name="P6">No such thing as “global” sign language. ASL and Plains Sign Language are very different</text:p>
            </text:list-item>
            <text:list-item>
              <text:p text:style-name="P6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4:29:47.946982012</meta:creation-date>
    <dc:date>2025-10-31T15:08:31.576557236</dc:date>
    <meta:editing-duration>PT7M11S</meta:editing-duration>
    <meta:editing-cycles>1</meta:editing-cycles>
    <meta:document-statistic meta:table-count="0" meta:image-count="0" meta:object-count="0" meta:page-count="1" meta:paragraph-count="26" meta:word-count="271" meta:character-count="1493" meta:non-whitespace-character-count="1271"/>
    <meta:generator>LibreOffice/24.2.7.2$Linux_X86_64 LibreOffice_project/420$Build-2</meta:generator>
  </office:meta>
</office:document-meta>
</file>